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Helvetica" svg:font-family="Helvetica"/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466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7.14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98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7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3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7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3.33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5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15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4.50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6.69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22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5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2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8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17.99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7.88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4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7.88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897cm" fo:min-width="18.09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7.73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04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8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Arial Narrow" fo:font-size="11.1000003814697pt" style:font-size-asian="11.1000003814697pt" style:font-name-complex="Arial Narrow" style:font-size-complex="11.1000003814697pt"/>
    </style:style>
    <style:style style:name="T2" style:family="text">
      <style:text-properties fo:color="#000000" style:font-name="Times" fo:font-size="11.1000003814697pt" style:font-size-asian="11.1000003814697pt" style:font-name-complex="Times" style:font-size-complex="11.1000003814697pt"/>
    </style:style>
    <style:style style:name="T3" style:family="text">
      <style:text-properties fo:color="#000000" style:font-name="Helvetica" fo:font-size="12pt" fo:font-weight="bold" style:font-size-asian="12pt" style:font-name-complex="Helvetica" style:font-size-complex="12pt" style:font-weight-complex="bold"/>
    </style:style>
    <style:style style:name="T4" style:family="text">
      <style:text-properties fo:color="#000000" style:font-name="Times" fo:font-size="12pt" style:font-size-asian="12pt" style:font-name-complex="Times" style:font-size-complex="12pt"/>
    </style:style>
    <style:style style:name="T5" style:family="text">
      <style:text-properties fo:color="#000000" style:font-name="Helvetica" fo:font-size="14.1000003814697pt" fo:font-weight="bold" style:font-size-asian="14.1000003814697pt" style:font-weight-asian="bold" style:font-name-complex="Helvetica" style:font-size-complex="14.1000003814697pt" style:font-weight-complex="bold"/>
    </style:style>
    <style:style style:name="T6" style:family="text">
      <style:text-properties fo:color="#000000" style:font-name="Helvetica" fo:font-size="12pt" style:font-size-asian="12pt" style:font-name-complex="Helvetica" style:font-size-complex="12pt"/>
    </style:style>
    <style:style style:name="T7" style:family="text">
      <style:text-properties fo:color="#000000" style:font-name="Helvetica" fo:font-size="14.1000003814697pt" fo:font-weight="bold" style:font-size-asian="14.1000003814697pt" style:font-name-complex="Helvetica" style:font-size-complex="14.1000003814697pt" style:font-weight-complex="bold"/>
    </style:style>
    <style:style style:name="T8" style:family="text">
      <style:text-properties fo:color="#000000"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T9" style:family="text">
      <style:text-properties fo:color="#000000" style:font-name="Helvetica" fo:font-size="12pt" fo:font-weight="normal" style:font-size-asian="12pt" style:font-weight-asian="normal" style:font-name-complex="Helvetic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5cm" svg:height="0.454cm" svg:x="1.998cm" svg:y="1.244cm">
          <draw:text-box>
            <text:p text:style-name="P1"><text:span text:style-name="T1">UNOESTE – Universidade do Oeste Paulista </text:span></text:p>
          </draw:text-box>
        </draw:frame>
        <draw:polygon draw:style-name="gr2" draw:text-style-name="P3" draw:layer="layout" svg:width="17.103cm" svg:height="0.017cm" svg:x="1.947cm" svg:y="2.175cm" svg:viewBox="0 0 17104 18" draw:points="0,18 17104,18 17104,0 0,0">
          <text:p/>
        </draw:polygon>
        <draw:frame draw:style-name="gr3" draw:text-style-name="P2" draw:layer="layout" svg:width="7.165cm" svg:height="0.454cm" svg:x="1.998cm" svg:y="1.693cm">
          <draw:text-box>
            <text:p text:style-name="P1"><text:span text:style-name="T1">Faculdade de Informática de Presidente Prudente </text:span></text:p>
          </draw:text-box>
        </draw:frame>
        <draw:polygon draw:style-name="gr2" draw:text-style-name="P3" draw:layer="layout" svg:width="17.103cm" svg:height="0.017cm" svg:x="1.947cm" svg:y="27.952cm" svg:viewBox="0 0 17104 18" draw:points="0,18 17104,18 17104,0 0,0">
          <text:p/>
        </draw:polygon>
        <draw:frame draw:style-name="gr4" draw:text-style-name="P2" draw:layer="layout" svg:width="4.011cm" svg:height="0.437cm" svg:x="1.998cm" svg:y="28.008cm">
          <draw:text-box>
            <text:p text:style-name="P1"><text:span text:style-name="T2">Profª Aglaê e Maria José </text:span></text:p>
          </draw:text-box>
        </draw:frame>
        <draw:frame draw:style-name="gr5" draw:text-style-name="P4" draw:layer="layout" svg:width="7.694cm" svg:height="0.475cm" svg:x="1.998cm" svg:y="2.199cm">
          <draw:text-box>
            <text:p text:style-name="P1"><text:span text:style-name="T3">Disciplina - Engenharia de Software II </text:span></text:p>
          </draw:text-box>
        </draw:frame>
        <draw:frame draw:style-name="gr6" draw:text-style-name="P4" draw:layer="layout" svg:width="2.733cm" svg:height="0.475cm" svg:x="1.998cm" svg:y="2.686cm">
          <draw:text-box>
            <text:p text:style-name="P1"><text:span text:style-name="T3">Curso – BCC </text:span></text:p>
          </draw:text-box>
        </draw:frame>
        <draw:frame draw:style-name="gr7" draw:text-style-name="P4" draw:layer="layout" svg:width="4.773cm" svg:height="0.475cm" svg:x="14cm" svg:y="2.686cm">
          <draw:text-box>
            <text:p text:style-name="P1"><text:span text:style-name="T3">Semestre/Ano - 1/2019 <text:s/></text:span></text:p>
          </draw:text-box>
        </draw:frame>
        <draw:frame draw:style-name="gr8" draw:text-style-name="P4" draw:layer="layout" svg:width="0.422cm" svg:height="0.471cm" svg:x="1.998cm" svg:y="3.17cm">
          <draw:text-box>
            <text:p text:style-name="P1"><text:span text:style-name="T4"><text:s/></text:span></text:p>
          </draw:text-box>
        </draw:frame>
        <draw:frame draw:style-name="gr9" draw:text-style-name="P5" draw:layer="layout" svg:width="3.338cm" svg:height="1.423cm" svg:x="2cm" svg:y="3.651cm">
          <draw:text-box>
            <text:p text:style-name="P1"><text:span text:style-name="T3">RA – 101426143</text:span></text:p>
            <text:p text:style-name="P1"><text:span text:style-name="T3">RA – 101426763</text:span></text:p>
            <text:p text:style-name="P1"><text:span text:style-name="T3">RA – 101325827 </text:span></text:p>
          </draw:text-box>
        </draw:frame>
        <draw:frame draw:style-name="gr10" draw:text-style-name="P4" draw:layer="layout" svg:width="6.504cm" svg:height="1.423cm" svg:x="7.404cm" svg:y="3.66cm">
          <draw:text-box>
            <text:p text:style-name="P1"><text:span text:style-name="T3">Murillo Wolf Cavalheiro</text:span></text:p>
            <text:p text:style-name="P1"><text:span text:style-name="T3">Bruno Rocha Quintero</text:span></text:p>
            <text:p text:style-name="P1"><text:span text:style-name="T3">Victor Hugo Fluminhan Caetano</text:span></text:p>
          </draw:text-box>
        </draw:frame>
        <draw:frame draw:style-name="gr8" draw:text-style-name="P4" draw:layer="layout" svg:width="0.422cm" svg:height="0.471cm" svg:x="1.998cm" svg:y="4.144cm">
          <draw:text-box>
            <text:p text:style-name="P1"><text:span text:style-name="T4"><text:s/></text:span></text:p>
          </draw:text-box>
        </draw:frame>
        <draw:frame draw:style-name="gr11" draw:text-style-name="P7" draw:layer="layout" svg:width="5.158cm" svg:height="0.556cm" svg:x="2cm" svg:y="6.06cm">
          <draw:text-box>
            <text:p text:style-name="P6"><text:span text:style-name="T5">G2 Informática </text:span></text:p>
          </draw:text-box>
        </draw:frame>
        <draw:frame draw:style-name="gr12" draw:text-style-name="P4" draw:layer="layout" svg:width="14.501cm" svg:height="0.949cm" svg:x="4.021cm" svg:y="6.856cm">
          <draw:text-box>
            <text:p text:style-name="P1"><text:span text:style-name="T6">Empresa trabalha no ramo da informática, prestando serviços aos usuários e</text:span></text:p>
            <text:p text:style-name="P1"><text:span text:style-name="T6">também venda de produtos. </text:span></text:p>
          </draw:text-box>
        </draw:frame>
        <draw:frame draw:style-name="gr13" draw:text-style-name="P4" draw:layer="layout" svg:width="0.422cm" svg:height="0.475cm" svg:x="2.119cm" svg:y="7.617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999cm" svg:y="8.591cm">
          <draw:text-box>
            <text:p text:style-name="P1"><text:span text:style-name="T6"><text:s/></text:span></text:p>
          </draw:text-box>
        </draw:frame>
        <draw:frame draw:style-name="gr14" draw:text-style-name="P5" draw:layer="layout" svg:width="4.9cm" svg:height="0.475cm" svg:x="2.1cm" svg:y="8.207cm">
          <draw:text-box>
            <text:p text:style-name="P1"><text:span text:style-name="T3"><text:s text:c="16"/></text:span><text:span text:style-name="T3">Rua Bella, 702 </text:span></text:p>
          </draw:text-box>
        </draw:frame>
        <draw:frame draw:style-name="gr15" draw:text-style-name="P5" draw:layer="layout" svg:width="8.406cm" svg:height="0.949cm" svg:x="2.1cm" svg:y="8.694cm">
          <draw:text-box>
            <text:p text:style-name="P1"><text:span text:style-name="T3"><text:s text:c="16"/></text:span><text:span text:style-name="T3">(18) 3903 3822 – CEP 19.015-261</text:span></text:p>
            <text:p text:style-name="P1"><text:span text:style-name="T3"><text:s text:c="2"/></text:span></text:p>
          </draw:text-box>
        </draw:frame>
        <draw:frame draw:style-name="gr16" draw:text-style-name="P5" draw:layer="layout" svg:width="11.221cm" svg:height="0.475cm" svg:x="2.1cm" svg:y="9.181cm">
          <draw:text-box>
            <text:p text:style-name="P1"><text:span text:style-name="T3"><text:s text:c="16"/></text:span><text:span text:style-name="T3">Vila Claudia Glória - Presidente Prudente - SP </text:span></text:p>
          </draw:text-box>
        </draw:frame>
        <draw:frame draw:style-name="gr13" draw:text-style-name="P4" draw:layer="layout" svg:width="0.422cm" svg:height="0.475cm" svg:x="2.119cm" svg:y="11.025cm">
          <draw:text-box>
            <text:p text:style-name="P1"><text:span text:style-name="T6"><text:s/></text:span></text:p>
          </draw:text-box>
        </draw:frame>
        <draw:frame draw:style-name="gr17" draw:text-style-name="P8" draw:layer="layout" svg:width="5.505cm" svg:height="0.556cm" svg:x="1.998cm" svg:y="10.558cm">
          <draw:text-box>
            <text:p text:style-name="P1"><text:span text:style-name="T7">Descrição da Proposta </text:span></text:p>
          </draw:text-box>
        </draw:frame>
        <draw:frame draw:style-name="gr13" draw:text-style-name="P4" draw:layer="layout" svg:width="0.422cm" svg:height="0.475cm" svg:x="1.998cm" svg:y="11.123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1.998cm" svg:y="11.61cm">
          <draw:text-box>
            <text:p text:style-name="P1"><text:span text:style-name="T6"><text:s/></text:span></text:p>
          </draw:text-box>
        </draw:frame>
        <draw:frame draw:style-name="gr18" draw:text-style-name="P4" draw:layer="layout" svg:width="15.924cm" svg:height="0.475cm" svg:x="3.247cm" svg:y="11.61cm">
          <draw:text-box>
            <text:p text:style-name="P1"><text:span text:style-name="T6">O sistema será desenvolvido para uma empresa que vende produtos de informática,</text:span></text:p>
          </draw:text-box>
        </draw:frame>
        <draw:frame draw:style-name="gr19" draw:text-style-name="P4" draw:layer="layout" svg:width="16.787cm" svg:height="0.475cm" svg:x="1.998cm" svg:y="12.097cm">
          <draw:text-box>
            <text:p text:style-name="P1"><text:span text:style-name="T6">e também presta serviços, como, formatação de computadores, conserto de impressoras</text:span></text:p>
          </draw:text-box>
        </draw:frame>
        <draw:frame draw:style-name="gr20" draw:text-style-name="P5" draw:layer="layout" svg:width="8.325cm" svg:height="0.475cm" svg:x="2cm" svg:y="12.6cm">
          <draw:text-box>
            <text:p text:style-name="P1"><text:span text:style-name="T6">roteadores, entre outros tipos de tecnologia.</text:span></text:p>
          </draw:text-box>
        </draw:frame>
        <draw:frame draw:style-name="gr13" draw:text-style-name="P4" draw:layer="layout" svg:width="0.422cm" svg:height="0.475cm" svg:x="1.998cm" svg:y="13.07cm">
          <draw:text-box>
            <text:p text:style-name="P1"><text:span text:style-name="T6"><text:s/></text:span></text:p>
          </draw:text-box>
        </draw:frame>
        <draw:frame draw:style-name="gr21" draw:text-style-name="P4" draw:layer="layout" svg:width="16.622cm" svg:height="0.475cm" svg:x="3.247cm" svg:y="13.07cm">
          <draw:text-box>
            <text:p text:style-name="P1"><text:span text:style-name="T6">O sistema terá como objetivos principais gerenciar ordens de serviço, gerenciamento do</text:span></text:p>
          </draw:text-box>
        </draw:frame>
        <draw:frame draw:style-name="gr22" draw:text-style-name="P5" draw:layer="layout" svg:width="18.053cm" svg:height="5.215cm" svg:x="1.998cm" svg:y="13.557cm">
          <draw:text-box>
            <text:p text:style-name="P1"><text:span text:style-name="T6">estoque, fluxo de caixa, gerenciamento dos clientes e serviços prestados, calculo de orçamento</text:span></text:p>
            <text:p text:style-name="P1"><text:span text:style-name="T6">controle de contas a pagar, contas a receber, permitir o controle das contas fixas, e possuir </text:span></text:p>
            <text:p text:style-name="P1"><text:span text:style-name="T6">uma interface amigável e de simples compreensão para o usuário.</text:span></text:p>
            <text:p text:style-name="P1"><text:span text:style-name="T6"><text:tab/></text:span><text:span text:style-name="T6">Para realizar a prestação de serviços, o cliente já deve estar cadastrado no sistema,</text:span></text:p>
            <text:p text:style-name="P1"><text:span text:style-name="T6">após o cadastro o cliente deve informar qual problema está ocorrendo, o atendente realizará</text:span></text:p>
            <text:p text:style-name="P1"><text:span text:style-name="T6">um diagnostico prévio da situação, gerar um orçamento e agendar uma consulta ao cliente.</text:span></text:p>
            <text:p text:style-name="P1"><text:span text:style-name="T6"><text:tab/></text:span><text:span text:style-name="T6">Deve ser gerado também um comprovante do serviço para o cliente, e uma cópia para a</text:span></text:p>
            <text:p text:style-name="P1"><text:span text:style-name="T6">Empresa, sendo capaz de enviar o comprovante para o e-mail do cliente.</text:span></text:p>
            <text:p text:style-name="P1"><text:span text:style-name="T6"><text:tab/></text:span><text:span text:style-name="T6">Tanto para os serviços prestados quanto para as vendas realizadas no local, o sistema </text:span></text:p>
            <text:p text:style-name="P1"><text:span text:style-name="T6">Irá aceitar como forma de pagamento: dinheiro, cartão de crédito/débito, cheque. E aceitar</text:span></text:p>
            <text:p text:style-name="P1"><text:span text:style-name="T6">também o parcelamento da dívida.</text:span></text:p>
          </draw:text-box>
        </draw:frame>
        <draw:frame draw:style-name="gr13" draw:text-style-name="P4" draw:layer="layout" svg:width="0.422cm" svg:height="0.475cm" svg:x="1.998cm" svg:y="14.531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1.998cm" svg:y="15.505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1.998cm" svg:y="16.478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1.998cm" svg:y="17.939cm">
          <draw:text-box>
            <text:p text:style-name="P1"><text:span text:style-name="T6"><text:s/></text:span></text:p>
          </draw:text-box>
        </draw:frame>
        <draw:frame draw:style-name="gr23" draw:text-style-name="P5" draw:layer="layout" svg:width="17.882cm" svg:height="0.949cm" svg:x="2cm" svg:y="20.382cm">
          <draw:text-box>
            <text:p text:style-name="P1"><text:span text:style-name="T6"><text:tab/></text:span><text:span text:style-name="T6">O sistema deve ser robusto, capaz de estar em funcionamento 24 horas por dia deve</text:span></text:p>
            <text:p text:style-name="P1"><text:span text:style-name="T6">ser capaz de realizar o backup do banco de dados no próprio servidor e em um HD externo. </text:span></text:p>
          </draw:text-box>
        </draw:frame>
        <draw:frame draw:style-name="gr13" draw:text-style-name="P4" draw:layer="layout" svg:width="0.422cm" svg:height="0.475cm" svg:x="1.998cm" svg:y="19.399cm">
          <draw:text-box>
            <text:p text:style-name="P1"><text:span text:style-name="T6"><text:s/></text:span></text:p>
          </draw:text-box>
        </draw:frame>
        <draw:frame draw:style-name="gr24" draw:text-style-name="P8" draw:layer="layout" svg:width="6.416cm" svg:height="0.556cm" svg:x="2cm" svg:y="22.6cm">
          <draw:text-box>
            <text:p text:style-name="P1"><text:span text:style-name="T7">Principais funcionalidades </text:span></text:p>
          </draw:text-box>
        </draw:frame>
        <draw:frame draw:style-name="gr13" draw:text-style-name="P4" draw:layer="layout" svg:width="0.422cm" svg:height="0.475cm" svg:x="1.998cm" svg:y="20.453cm">
          <draw:text-box>
            <text:p text:style-name="P1"><text:span text:style-name="T6"><text:s/></text:span></text:p>
          </draw:text-box>
        </draw:frame>
        <draw:frame draw:style-name="gr25" draw:text-style-name="P5" draw:layer="layout" svg:width="17.881cm" svg:height="1.423cm" svg:x="2cm" svg:y="23.543cm">
          <draw:text-box>
            <text:p text:style-name="P1"><text:span text:style-name="T8"><text:tab/></text:span><text:span text:style-name="T8">Cadastro de Clientes:</text:span><text:span text:style-name="T6"> </text:span><text:span text:style-name="T9">Não será necessário abrir uma ordem de serviço para cadastrar</text:span></text:p>
            <text:p text:style-name="P1"><text:span text:style-name="T9">O cliente, o cliente deve informar se gostaria de ser avisado quando tiver promoções nos </text:span></text:p>
            <text:p text:style-name="P1"><text:span text:style-name="T9">Produtos da loja, sendo assim avisado por e-mail. </text:span></text:p>
          </draw:text-box>
        </draw:frame>
        <draw:frame draw:style-name="gr13" draw:text-style-name="P4" draw:layer="layout" svg:width="0.422cm" svg:height="0.475cm" svg:x="3.247cm" svg:y="22.888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25.322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26.295cm">
          <draw:text-box>
            <text:p text:style-name="P1"><text:span text:style-name="T6"><text:s/></text:span></text:p>
          </draw:text-box>
        </draw:frame>
        <draw:frame draw:style-name="gr23" draw:text-style-name="P5" draw:layer="layout" svg:width="18.011cm" svg:height="1.423cm" svg:x="1.878cm" svg:y="18.864cm">
          <draw:text-box>
            <text:p text:style-name="P1"><text:span text:style-name="T6"><text:tab/></text:span><text:span text:style-name="T6">O sistema possuirá a funcionalidade de gerar relatórios personalizados, tais como: </text:span></text:p>
            <text:p text:style-name="P1"><text:span text:style-name="T6">lucratividade do mês, balanço de serviços prestados e vendas, contas pagas, contas a receber,</text:span></text:p>
            <text:p text:style-name="P1"><text:span text:style-name="T6">entre outros.</text:span></text:p>
          </draw:text-box>
        </draw:frame>
        <draw:frame draw:style-name="gr26" draw:text-style-name="P5" draw:layer="layout" svg:width="18.09cm" svg:height="1.897cm" svg:x="1.9cm" svg:y="25.4cm">
          <draw:text-box>
            <text:p text:style-name="P1"><text:span text:style-name="T3"><text:tab/></text:span><text:span text:style-name="T3">Cadastro de Funcionários: </text:span><text:span text:style-name="T6">Será cadastrados os funcionários, e para cada serviço </text:span></text:p>
            <text:p text:style-name="P1"><text:span text:style-name="T6"><text:s/></text:span><text:span text:style-name="T6">prestado, terá um funcionário relacionado, para maior controle. Também haverá controle de </text:span></text:p>
            <text:p text:style-name="P1"><text:span text:style-name="T6"><text:s/></text:span><text:span text:style-name="T6">acesso ao sistema, com níveis de acesso para os diferentes cargos na empresa.</text:span></text:p>
            <text:p text:style-name="P1"><text:span text:style-name="T6"/></text:p>
          </draw:text-box>
        </draw:frame>
      </draw:page>
      <draw:page draw:name="page2" draw:style-name="dp1" draw:master-page-name="master-page3">
        <draw:frame draw:style-name="gr1" draw:text-style-name="P2" draw:layer="layout" svg:width="6.5cm" svg:height="0.454cm" svg:x="1.998cm" svg:y="1.244cm">
          <draw:text-box>
            <text:p text:style-name="P1"><text:span text:style-name="T1">UNOESTE – Universidade do Oeste Paulista </text:span></text:p>
          </draw:text-box>
        </draw:frame>
        <draw:polygon draw:style-name="gr2" draw:text-style-name="P3" draw:layer="layout" svg:width="17.103cm" svg:height="0.017cm" svg:x="1.947cm" svg:y="2.175cm" svg:viewBox="0 0 17104 18" draw:points="0,18 17104,18 17104,0 0,0">
          <text:p/>
        </draw:polygon>
        <draw:frame draw:style-name="gr3" draw:text-style-name="P2" draw:layer="layout" svg:width="7.165cm" svg:height="0.454cm" svg:x="1.998cm" svg:y="1.693cm">
          <draw:text-box>
            <text:p text:style-name="P1"><text:span text:style-name="T1">Faculdade de Informática de Presidente Prudente </text:span></text:p>
          </draw:text-box>
        </draw:frame>
        <draw:polygon draw:style-name="gr2" draw:text-style-name="P3" draw:layer="layout" svg:width="17.103cm" svg:height="0.017cm" svg:x="1.947cm" svg:y="27.952cm" svg:viewBox="0 0 17104 18" draw:points="0,18 17104,18 17104,0 0,0">
          <text:p/>
        </draw:polygon>
        <draw:frame draw:style-name="gr4" draw:text-style-name="P2" draw:layer="layout" svg:width="4.011cm" svg:height="0.437cm" svg:x="1.998cm" svg:y="28.008cm">
          <draw:text-box>
            <text:p text:style-name="P1"><text:span text:style-name="T2">Profª Aglaê e Maria José </text:span></text:p>
          </draw:text-box>
        </draw:frame>
        <draw:frame draw:style-name="gr13" draw:text-style-name="P4" draw:layer="layout" svg:width="0.422cm" svg:height="0.475cm" svg:x="3.247cm" svg:y="3.66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5.12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6.581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9.015cm">
          <draw:text-box>
            <text:p text:style-name="P1"><text:span text:style-name="T6"><text:s/></text:span></text:p>
          </draw:text-box>
        </draw:frame>
        <draw:frame draw:style-name="gr27" draw:text-style-name="P5" draw:layer="layout" svg:width="17.737cm" svg:height="1.423cm" svg:x="1.963cm" svg:y="5.753cm">
          <draw:text-box>
            <text:p text:style-name="P1"><text:span text:style-name="T3"><text:tab/></text:span><text:span text:style-name="T3">Cadastro de despesas: </text:span><text:span text:style-name="T9">Será possível cadastrar contas em geral, além das despesas </text:span></text:p>
            <text:p text:style-name="P1"><text:span text:style-name="T9">fixas, como: aguá, luz, aluguem, entre outras. E o sistema deve alertar o usuário quando o </text:span></text:p>
            <text:p text:style-name="P1"><text:span text:style-name="T9">vencimento dessas contas se aproximam. <text:s/></text:span></text:p>
          </draw:text-box>
        </draw:frame>
        <draw:frame draw:style-name="gr13" draw:text-style-name="P4" draw:layer="layout" svg:width="0.422cm" svg:height="0.475cm" svg:x="3.247cm" svg:y="10.475cm">
          <draw:text-box>
            <text:p text:style-name="P1"><text:span text:style-name="T6"><text:s/></text:span></text:p>
          </draw:text-box>
        </draw:frame>
        <draw:frame draw:style-name="gr28" draw:text-style-name="P5" draw:layer="layout" svg:width="18.043cm" svg:height="0.949cm" svg:x="1.947cm" svg:y="13.5cm">
          <draw:text-box>
            <text:p text:style-name="P1"><text:span text:style-name="T3"><text:tab/></text:span><text:span text:style-name="T3">Consultas:</text:span><text:span text:style-name="T6"> <text:s/>Será <text:s/>possível <text:s/>fazer <text:s/>consultas <text:s/>personalizadas para o sistema inteiro:</text:span></text:p>
            <text:p text:style-name="P1"><text:span text:style-name="T6">produtos, clientes, serviços, funcionários, entre outros.</text:span></text:p>
          </draw:text-box>
        </draw:frame>
        <draw:frame draw:style-name="gr13" draw:text-style-name="P4" draw:layer="layout" svg:width="0.422cm" svg:height="0.475cm" svg:x="3.247cm" svg:y="11.936cm">
          <draw:text-box>
            <text:p text:style-name="P1"><text:span text:style-name="T6"><text:s/></text:span></text:p>
          </draw:text-box>
        </draw:frame>
        <draw:frame draw:style-name="gr29" draw:text-style-name="P4" draw:layer="layout" svg:width="15.789cm" svg:height="0.475cm" svg:x="3.2cm" svg:y="14.925cm">
          <draw:text-box>
            <text:p text:style-name="P1"><text:span text:style-name="T3">Relatórios: </text:span><text:span text:style-name="T6">Será possível fazer relatórios em geral, com filtros personalizados.</text:span></text:p>
          </draw:text-box>
        </draw:frame>
        <draw:frame draw:style-name="gr13" draw:text-style-name="P4" draw:layer="layout" svg:width="0.422cm" svg:height="0.475cm" svg:x="1.998cm" svg:y="13.396cm">
          <draw:text-box>
            <text:p text:style-name="P1"><text:span text:style-name="T3"><text:s/></text:span></text:p>
          </draw:text-box>
        </draw:frame>
        <draw:frame draw:style-name="gr13" draw:text-style-name="P4" draw:layer="layout" svg:width="0.422cm" svg:height="0.475cm" svg:x="1.998cm" svg:y="13.883cm">
          <draw:text-box>
            <text:p text:style-name="P1"><text:span text:style-name="T3"><text:s/></text:span></text:p>
          </draw:text-box>
        </draw:frame>
        <draw:frame draw:style-name="gr8" draw:text-style-name="P4" draw:layer="layout" svg:width="0.422cm" svg:height="0.471cm" svg:x="1.998cm" svg:y="14.368cm">
          <draw:text-box>
            <text:p text:style-name="P1"><text:span text:style-name="T4"><text:s/></text:span></text:p>
          </draw:text-box>
        </draw:frame>
        <draw:frame draw:style-name="gr25" draw:text-style-name="P5" draw:layer="layout" svg:width="17.939cm" svg:height="2.845cm" svg:x="2.012cm" svg:y="2.255cm">
          <draw:text-box>
            <text:p text:style-name="P1"><text:span text:style-name="T8"><text:tab/></text:span><text:span text:style-name="T8">Cadastro de Produtos: </text:span><text:span text:style-name="T9">O usuário informa o produto a ser cadastrado, marca, data, </text:span></text:p>
            <text:p text:style-name="P1"><text:span text:style-name="T9">modelo, preço, entre outros. Deve ser possível informar diretamente o valor de venda do item, </text:span></text:p>
            <text:p text:style-name="P1"><text:span text:style-name="T9">ou pode-se selecionar uma porcentagem de lucro sobre o preço de fábrica do produto. O </text:span></text:p>
            <text:p text:style-name="P1"><text:span text:style-name="T9">Usuário também deve informar a disponibilidade e quantidade do produto em estoque, e definir</text:span></text:p>
            <text:p text:style-name="P1"><text:span text:style-name="T9">um estoque mínimo, para que assim que o produto atingir a quantidade mínima aceitável em </text:span></text:p>
            <text:p text:style-name="P1"><text:span text:style-name="T9">estoque, o usuário seja alertado.</text:span></text:p>
          </draw:text-box>
        </draw:frame>
        <draw:frame draw:style-name="gr25" draw:text-style-name="P5" draw:layer="layout" svg:width="17.881cm" svg:height="1.423cm" svg:x="2.019cm" svg:y="7.677cm">
          <draw:text-box>
            <text:p text:style-name="P1"><text:span text:style-name="T8"><text:tab/></text:span><text:span text:style-name="T8">Contas a receber: </text:span><text:span text:style-name="T9">O sistema será capaz de cadastrar contas a receber, no </text:span></text:p>
            <text:p text:style-name="P1"><text:span text:style-name="T9">Caso de vendas que foram parceladas ou serviços qual não foram finalizados ou o pagamento</text:span></text:p>
            <text:p text:style-name="P1"><text:span text:style-name="T9">também está parcelado ou em haver. </text:span></text:p>
          </draw:text-box>
        </draw:frame>
        <draw:frame draw:style-name="gr27" draw:text-style-name="P5" draw:layer="layout" svg:width="18.032cm" svg:height="3.319cm" svg:x="1.912cm" svg:y="9.681cm">
          <draw:text-box>
            <text:p text:style-name="P1"><text:span text:style-name="T3"><text:tab/></text:span><text:span text:style-name="T3">Gerenciamento de Ordem de Serviço: </text:span><text:span text:style-name="T9">Para abrir uma ordem de serviço, o cliente e o <text:s/></text:span></text:p>
            <text:p text:style-name="P1"><text:span text:style-name="T9">serviço a ser prestado devem estar cadastrados, o cliente deve informar o problema que está </text:span></text:p>
            <text:p text:style-name="P1"><text:span text:style-name="T9">enfrentando E o usuário pode fazer um diagnostico previo, com ou sem um orçamento definido,</text:span></text:p>
            <text:p text:style-name="P1"><text:span text:style-name="T9">sendo capaz se Necessário agendar uma visita ao cliente, caso ocorra a visita, cobrar o valor </text:span></text:p>
            <text:p text:style-name="P1"><text:span text:style-name="T9">da mesma. Após A identificação precisa do problema do cliente e caso o mesmo aceite os </text:span></text:p>
            <text:p text:style-name="P1"><text:span text:style-name="T9">serviços, a OS deve Entrar em uma lista de pendentes, possuindo ou não uma data para </text:span></text:p>
            <text:p text:style-name="P1"><text:span text:style-name="T9">finalização do serviço/entreg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Helvetica" svg:font-family="Helvetica"/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7T11:34:34.738090818</dc:date>
    <meta:editing-duration>PT17M18S</meta:editing-duration>
    <meta:editing-cycles>3</meta:editing-cycles>
    <meta:generator>LibreOffice/6.0.7.3$Linux_X86_64 LibreOffice_project/00m0$Build-3</meta:generator>
    <meta:document-statistic meta:object-count="63"/>
  </office:meta>
</office:document-meta>
</file>